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in" svg:height="3.5in" svg:x="6.3969in" svg:y="0.3232in">
            <draw:object draw:notify-on-update-of-ranges="Sheet1.A3:Sheet1.B14 Sheet1.C2:Sheet1.C2 Sheet1.C3:Sheet1.C14 Sheet1.D2:Sheet1.D2 Sheet1.D3:Sheet1.D14 Sheet1.E2:Sheet1.E2 Sheet1.E3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instance 7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475.59" calcext:value-type="float">
            <text:p>475.59</text:p>
          </table:table-cell>
          <table:table-cell office:value-type="float" office:value="445.29" calcext:value-type="float">
            <text:p>445.29</text:p>
          </table:table-cell>
          <table:table-cell office:value-type="float" office:value="441.87" calcext:value-type="float">
            <text:p>441.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441.87" calcext:value-type="float">
            <text:p>441.87</text:p>
          </table:table-cell>
          <table:table-cell office:value-type="float" office:value="433.11" calcext:value-type="float">
            <text:p>433.11</text:p>
          </table:table-cell>
          <table:table-cell office:value-type="float" office:value="383.02" calcext:value-type="float">
            <text:p>383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83.02" calcext:value-type="float">
            <text:p>383.02</text:p>
          </table:table-cell>
          <table:table-cell table:number-columns-repeated="2" office:value-type="float" office:value="383.02" calcext:value-type="float">
            <text:p>383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383.02" calcext:value-type="float">
            <text:p>383.02</text:p>
          </table:table-cell>
          <table:table-cell table:number-columns-repeated="2" office:value-type="float" office:value="383.02" calcext:value-type="float">
            <text:p>383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451.55" calcext:value-type="float">
            <text:p>451.55</text:p>
          </table:table-cell>
          <table:table-cell office:value-type="float" office:value="383.43" calcext:value-type="float">
            <text:p>383.43</text:p>
          </table:table-cell>
          <table:table-cell office:value-type="float" office:value="382.94" calcext:value-type="float">
            <text:p>382.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60.57" calcext:value-type="float">
            <text:p>360.57</text:p>
          </table:table-cell>
          <table:table-cell office:value-type="float" office:value="336.36" calcext:value-type="float">
            <text:p>336.36</text:p>
          </table:table-cell>
          <table:table-cell office:value-type="float" office:value="292.86" calcext:value-type="float">
            <text:p>292.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13.29" calcext:value-type="float">
            <text:p>313.29</text:p>
          </table:table-cell>
          <table:table-cell office:value-type="float" office:value="272.31" calcext:value-type="float">
            <text:p>272.31</text:p>
          </table:table-cell>
          <table:table-cell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54.56" calcext:value-type="float">
            <text:p>254.56</text:p>
          </table:table-cell>
          <table:table-cell table:number-columns-repeated="2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office:value-type="float" office:value="363.06" calcext:value-type="float">
            <text:p>363.06</text:p>
          </table:table-cell>
          <table:table-cell office:value-type="float" office:value="349.48" calcext:value-type="float">
            <text:p>349.48</text:p>
          </table:table-cell>
          <table:table-cell office:value-type="float" office:value="307.49" calcext:value-type="float">
            <text:p>307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22.78" calcext:value-type="float">
            <text:p>322.78</text:p>
          </table:table-cell>
          <table:table-cell office:value-type="float" office:value="299.18" calcext:value-type="float">
            <text:p>299.18</text:p>
          </table:table-cell>
          <table:table-cell office:value-type="float" office:value="262.37" calcext:value-type="float">
            <text:p>262.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66.44" calcext:value-type="float">
            <text:p>266.44</text:p>
          </table:table-cell>
          <table:table-cell table:number-columns-repeated="2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54.56" calcext:value-type="float">
            <text:p>254.56</text:p>
          </table:table-cell>
          <table:table-cell table:number-columns-repeated="2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stance 34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4104.64" calcext:value-type="float">
            <text:p>4104.64</text:p>
          </table:table-cell>
          <table:table-cell office:value-type="float" office:value="4014.95" calcext:value-type="float">
            <text:p>4014.95</text:p>
          </table:table-cell>
          <table:table-cell office:value-type="float" office:value="3938.49" calcext:value-type="float">
            <text:p>3938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896.36" calcext:value-type="float">
            <text:p>3896.36</text:p>
          </table:table-cell>
          <table:table-cell office:value-type="float" office:value="3775" calcext:value-type="float">
            <text:p>3775</text:p>
          </table:table-cell>
          <table:table-cell office:value-type="float" office:value="3599.33" calcext:value-type="float">
            <text:p>3599.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601" calcext:value-type="float">
            <text:p>3601</text:p>
          </table:table-cell>
          <table:table-cell office:value-type="float" office:value="3405.92" calcext:value-type="float">
            <text:p>3405.92</text:p>
          </table:table-cell>
          <table:table-cell office:value-type="float" office:value="3124.52" calcext:value-type="float">
            <text:p>3124.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3180.37" calcext:value-type="float">
            <text:p>3180.37</text:p>
          </table:table-cell>
          <table:table-cell office:value-type="float" office:value="2968.04" calcext:value-type="float">
            <text:p>2968.04</text:p>
          </table:table-cell>
          <table:table-cell office:value-type="float" office:value="2616.25" calcext:value-type="float">
            <text:p>2616.25</text:p>
          </table:table-cell>
          <table:table-cell table:number-columns-repeated="2"/>
          <table:table-cell>
            <draw:frame draw:z-index="1" draw:style-name="gr1" draw:text-style-name="P1" svg:width="6in" svg:height="3.5in" svg:x="0.0244in" svg:y="0.0724in">
              <draw:object draw:notify-on-update-of-ranges="Sheet1.A22:Sheet1.B33 Sheet1.C21:Sheet1.C21 Sheet1.C22:Sheet1.C33 Sheet1.D21:Sheet1.D21 Sheet1.D22:Sheet1.D33 Sheet1.E21:Sheet1.E21 Sheet1.E22:Sheet1.E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3790.86" calcext:value-type="float">
            <text:p>3790.86</text:p>
          </table:table-cell>
          <table:table-cell office:value-type="float" office:value="3689.91" calcext:value-type="float">
            <text:p>3689.91</text:p>
          </table:table-cell>
          <table:table-cell office:value-type="float" office:value="3495.74" calcext:value-type="float">
            <text:p>3495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599.32" calcext:value-type="float">
            <text:p>3599.32</text:p>
          </table:table-cell>
          <table:table-cell office:value-type="float" office:value="3525.09" calcext:value-type="float">
            <text:p>3525.09</text:p>
          </table:table-cell>
          <table:table-cell office:value-type="float" office:value="3293.85" calcext:value-type="float">
            <text:p>3293.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344.55" calcext:value-type="float">
            <text:p>3344.55</text:p>
          </table:table-cell>
          <table:table-cell office:value-type="float" office:value="3145.75" calcext:value-type="float">
            <text:p>3145.75</text:p>
          </table:table-cell>
          <table:table-cell office:value-type="float" office:value="2806.43" calcext:value-type="float">
            <text:p>2806.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880.39" calcext:value-type="float">
            <text:p>2880.39</text:p>
          </table:table-cell>
          <table:table-cell office:value-type="float" office:value="2569.1" calcext:value-type="float">
            <text:p>2569.1</text:p>
          </table:table-cell>
          <table:table-cell office:value-type="float" office:value="2289.89" calcext:value-type="float">
            <text:p>2289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office:value-type="float" office:value="4739.774" calcext:value-type="float">
            <text:p>4739.774</text:p>
          </table:table-cell>
          <table:table-cell office:value-type="float" office:value="4671.91" calcext:value-type="float">
            <text:p>4671.91</text:p>
          </table:table-cell>
          <table:table-cell office:value-type="float" office:value="4554.14" calcext:value-type="float">
            <text:p>4554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4635.71" calcext:value-type="float">
            <text:p>4635.71</text:p>
          </table:table-cell>
          <table:table-cell office:value-type="float" office:value="4277.32" calcext:value-type="float">
            <text:p>4277.32</text:p>
          </table:table-cell>
          <table:table-cell office:value-type="float" office:value="4208.79" calcext:value-type="float">
            <text:p>4208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4208.11" calcext:value-type="float">
            <text:p>4208.11</text:p>
          </table:table-cell>
          <table:table-cell office:value-type="float" office:value="4052.81" calcext:value-type="float">
            <text:p>4052.81</text:p>
          </table:table-cell>
          <table:table-cell office:value-type="float" office:value="3618.09" calcext:value-type="float">
            <text:p>3618.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3703.76" calcext:value-type="float">
            <text:p>3703.76</text:p>
          </table:table-cell>
          <table:table-cell office:value-type="float" office:value="3456.32" calcext:value-type="float">
            <text:p>3456.32</text:p>
          </table:table-cell>
          <table:table-cell office:value-type="float" office:value="3040.12" calcext:value-type="float">
            <text:p>3040.12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stance 11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547.1" calcext:value-type="float">
            <text:p>1547.1</text:p>
          </table:table-cell>
          <table:table-cell office:value-type="float" office:value="1481.9" calcext:value-type="float">
            <text:p>1481.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1506.25" calcext:value-type="float">
            <text:p>1506.25</text:p>
          </table:table-cell>
          <table:table-cell office:value-type="float" office:value="1352" calcext:value-type="float">
            <text:p>1352</text:p>
          </table:table-cell>
          <table:table-cell office:value-type="float" office:value="1245.75" calcext:value-type="float">
            <text:p>1245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1264.47" calcext:value-type="float">
            <text:p>1264.47</text:p>
          </table:table-cell>
          <table:table-cell office:value-type="float" office:value="1234.88" calcext:value-type="float">
            <text:p>1234.88</text:p>
          </table:table-cell>
          <table:table-cell office:value-type="float" office:value="1162.29" calcext:value-type="float">
            <text:p>1162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1203.08" calcext:value-type="float">
            <text:p>1203.08</text:p>
          </table:table-cell>
          <table:table-cell office:value-type="float" office:value="1162.29" calcext:value-type="float">
            <text:p>1162.29</text:p>
          </table:table-cell>
          <table:table-cell office:value-type="float" office:value="941.12" calcext:value-type="float">
            <text:p>941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1432.9" calcext:value-type="float">
            <text:p>1432.9</text:p>
          </table:table-cell>
          <table:table-cell office:value-type="float" office:value="1344.11" calcext:value-type="float">
            <text:p>1344.11</text:p>
          </table:table-cell>
          <table:table-cell office:value-type="float" office:value="1256.06" calcext:value-type="float">
            <text:p>1256.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1263.2" calcext:value-type="float">
            <text:p>1263.2</text:p>
          </table:table-cell>
          <table:table-cell office:value-type="float" office:value="1234.88" calcext:value-type="float">
            <text:p>1234.88</text:p>
          </table:table-cell>
          <table:table-cell office:value-type="float" office:value="1118.66" calcext:value-type="float">
            <text:p>1118.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1104.88" calcext:value-type="float">
            <text:p>1104.88</text:p>
          </table:table-cell>
          <table:table-cell office:value-type="float" office:value="1053.16" calcext:value-type="float">
            <text:p>1053.16</text:p>
          </table:table-cell>
          <table:table-cell office:value-type="float" office:value="906.82" calcext:value-type="float">
            <text:p>906.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897.29" calcext:value-type="float">
            <text:p>897.29</text:p>
          </table:table-cell>
          <table:table-cell office:value-type="float" office:value="876.42" calcext:value-type="float">
            <text:p>876.42</text:p>
          </table:table-cell>
          <table:table-cell office:value-type="float" office:value="711.63" calcext:value-type="float">
            <text:p>711.63</text:p>
          </table:table-cell>
          <table:table-cell table:number-columns-repeated="2"/>
          <table:table-cell>
            <draw:frame draw:z-index="2" draw:style-name="gr1" draw:text-style-name="P1" svg:width="6in" svg:height="3.5in" svg:x="-0.0008in" svg:y="0.137in">
              <draw:object draw:notify-on-update-of-ranges="Sheet1.A39:Sheet1.B50 Sheet1.C38:Sheet1.C38 Sheet1.C39:Sheet1.C50 Sheet1.D38:Sheet1.D38 Sheet1.D39:Sheet1.D50 Sheet1.E38:Sheet1.E38 Sheet1.E39:Sheet1.E5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office:value-type="float" office:value="1239.4" calcext:value-type="float">
            <text:p>1239.4</text:p>
          </table:table-cell>
          <table:table-cell office:value-type="float" office:value="1205.39" calcext:value-type="float">
            <text:p>1205.39</text:p>
          </table:table-cell>
          <table:table-cell office:value-type="float" office:value="1142.99" calcext:value-type="float">
            <text:p>1142.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1120.76" calcext:value-type="float">
            <text:p>1120.76</text:p>
          </table:table-cell>
          <table:table-cell office:value-type="float" office:value="1036.85" calcext:value-type="float">
            <text:p>1036.85</text:p>
          </table:table-cell>
          <table:table-cell office:value-type="float" office:value="984.84" calcext:value-type="float">
            <text:p>984.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969.38" calcext:value-type="float">
            <text:p>969.38</text:p>
          </table:table-cell>
          <table:table-cell office:value-type="float" office:value="923.29" calcext:value-type="float">
            <text:p>923.29</text:p>
          </table:table-cell>
          <table:table-cell office:value-type="float" office:value="799.27" calcext:value-type="float">
            <text:p>799.27</text:p>
          </table:table-cell>
          <table:table-cell table:style-name="ce5" table:formula="of:=100*([.C50]-[.E49])/[.C50]" office:value-type="float" office:value="1.58591393215539" calcext:value-type="float">
            <text:p>1.59</text:p>
          </table:table-cell>
          <table:table-cell table:style-name="ce5" table:formula="of:=100*([.E49]-[.C50])/[.E49]" office:value-type="float" office:value="-1.61147046680096" calcext:value-type="float">
            <text:p>-1.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812.15" calcext:value-type="float">
            <text:p>812.15</text:p>
          </table:table-cell>
          <table:table-cell office:value-type="float" office:value="755.75" calcext:value-type="float">
            <text:p>755.75</text:p>
          </table:table-cell>
          <table:table-cell office:value-type="float" office:value="625.76" calcext:value-type="float">
            <text:p>625.76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Impr. 8 fast over 1 slow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table:formula="of:=100*([.C47]-[.E50])/[.C47]" office:value-type="float" office:value="49.5110537356786" calcext:value-type="float">
            <text:p>49.511053735678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Impr. 8 fast over 8 slow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table:formula="of:=100*([.C50]-[.E50])/[.C50]" office:value-type="float" office:value="22.9501939296928" calcext:value-type="float">
            <text:p>22.9501939296928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Impr. 8 fast over 8 medium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table:formula="of:=100*([.D50]-[.E50])/[.D50]" office:value-type="float" office:value="17.2001323188885" calcext:value-type="float">
            <text:p>17.2001323188885</text:p>
          </table:table-cell>
          <table:table-cell table:number-columns-repeated="3"/>
        </table:table-row>
        <table:table-row table:style-name="ro1" table:number-rows-repeated="2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stance 35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3044.39" calcext:value-type="float">
            <text:p>3044.39</text:p>
          </table:table-cell>
          <table:table-cell office:value-type="float" office:value="3002.56" calcext:value-type="float">
            <text:p>3002.56</text:p>
          </table:table-cell>
          <table:table-cell office:value-type="float" office:value="2882.11" calcext:value-type="float">
            <text:p>2882.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2886.05" calcext:value-type="float">
            <text:p>2886.05</text:p>
          </table:table-cell>
          <table:table-cell office:value-type="float" office:value="2791.82" calcext:value-type="float">
            <text:p>2791.82</text:p>
          </table:table-cell>
          <table:table-cell office:value-type="float" office:value="2547.95" calcext:value-type="float">
            <text:p>2547.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566.26" calcext:value-type="float">
            <text:p>2566.26</text:p>
          </table:table-cell>
          <table:table-cell office:value-type="float" office:value="2402.88" calcext:value-type="float">
            <text:p>2402.88</text:p>
          </table:table-cell>
          <table:table-cell office:value-type="float" office:value="2181.28" calcext:value-type="float">
            <text:p>2181.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248.91" calcext:value-type="float">
            <text:p>2248.91</text:p>
          </table:table-cell>
          <table:table-cell office:value-type="float" office:value="2133.01" calcext:value-type="float">
            <text:p>2133.01</text:p>
          </table:table-cell>
          <table:table-cell office:value-type="float" office:value="1793.57" calcext:value-type="float">
            <text:p>1793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2684.84" calcext:value-type="float">
            <text:p>2684.84</text:p>
          </table:table-cell>
          <table:table-cell office:value-type="float" office:value="2642.96" calcext:value-type="float">
            <text:p>2642.96</text:p>
          </table:table-cell>
          <table:table-cell office:value-type="float" office:value="2491.24" calcext:value-type="float">
            <text:p>2491.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2578.44" calcext:value-type="float">
            <text:p>2578.44</text:p>
          </table:table-cell>
          <table:table-cell office:value-type="float" office:value="2440.49" calcext:value-type="float">
            <text:p>2440.49</text:p>
          </table:table-cell>
          <table:table-cell office:value-type="float" office:value="2261.1" calcext:value-type="float">
            <text:p>2261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218.73" calcext:value-type="float">
            <text:p>2218.73</text:p>
          </table:table-cell>
          <table:table-cell office:value-type="float" office:value="2021.63" calcext:value-type="float">
            <text:p>2021.63</text:p>
          </table:table-cell>
          <table:table-cell office:value-type="float" office:value="1920.74" calcext:value-type="float">
            <text:p>1920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1913.43" calcext:value-type="float">
            <text:p>1913.43</text:p>
          </table:table-cell>
          <table:table-cell office:value-type="float" office:value="1768.03" calcext:value-type="float">
            <text:p>1768.03</text:p>
          </table:table-cell>
          <table:table-cell office:value-type="float" office:value="1503.95" calcext:value-type="float">
            <text:p>1503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office:value-type="float" office:value="3286.65" calcext:value-type="float">
            <text:p>3286.65</text:p>
          </table:table-cell>
          <table:table-cell office:value-type="float" office:value="3217.45" calcext:value-type="float">
            <text:p>3217.45</text:p>
          </table:table-cell>
          <table:table-cell office:value-type="float" office:value="3081.72" calcext:value-type="float">
            <text:p>3081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101.48" calcext:value-type="float">
            <text:p>3101.48</text:p>
          </table:table-cell>
          <table:table-cell office:value-type="float" office:value="3000.8" calcext:value-type="float">
            <text:p>3000.8</text:p>
          </table:table-cell>
          <table:table-cell office:value-type="float" office:value="2858.69" calcext:value-type="float">
            <text:p>2858.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726.85" calcext:value-type="float">
            <text:p>2726.85</text:p>
          </table:table-cell>
          <table:table-cell office:value-type="float" office:value="2748.5" calcext:value-type="float">
            <text:p>2748.5</text:p>
          </table:table-cell>
          <table:table-cell office:value-type="float" office:value="2502.41" calcext:value-type="float">
            <text:p>2502.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513.64" calcext:value-type="float">
            <text:p>2513.64</text:p>
          </table:table-cell>
          <table:table-cell office:value-type="float" office:value="2243.43" calcext:value-type="float">
            <text:p>2243.43</text:p>
          </table:table-cell>
          <table:table-cell office:value-type="float" office:value="1982.52" calcext:value-type="float">
            <text:p>1982.5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 style:data-style-name="N2" text:time-value="16:16:01.5029347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2:51:16.858349481</meta:creation-date>
    <dc:date>2024-09-06T17:25:46.969843374</dc:date>
    <meta:editing-duration>PT5H33M12S</meta:editing-duration>
    <meta:editing-cycles>48</meta:editing-cycles>
    <meta:generator>LibreOffice/24.2.5.2$Linux_X86_64 LibreOffice_project/420$Build-2</meta:generator>
    <meta:print-date>2024-09-02T13:11:58.768765098</meta:print-date>
    <meta:printed-by>PDF files</meta:printed-by>
    <meta:document-statistic meta:table-count="1" meta:cell-count="23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50" chart:gap-width="200" chart:overlap="-2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6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bottom" svg:x="6.629cm" svg:y="8.357cm" style:legend-expansion="custom" svg:width="3.725cm" svg:height="0.519cm" style:legend-expansion-aspect-ratio="7.17726396917148" chart:style-name="ch2"/>
        <chart:plot-area chart:style-name="ch3" table:cell-range-address="Sheet1.A2:Sheet1.E14" chart:data-source-has-labels="both" svg:x="1.263cm" svg:y="0.177cm" svg:width="13.674cm" svg:height="7.833cm">
          <chart:coordinate-region svg:x="1.99cm" svg:y="0.337cm" svg:width="12.947cm" svg:height="6.786cm"/>
          <chart:axis chart:dimension="x" chart:name="primary-x" chart:style-name="ch4" chartooo:axis-type="auto">
            <chartooo:date-scale/>
            <chart:categories table:cell-range-address="Sheet1.A3:Sheet1.B14"/>
          </chart:axis>
          <chart:axis chart:dimension="y" chart:name="primary-y" chart:style-name="ch5">
            <chart:title svg:x="0.451cm" svg:y="5.169cm" chart:style-name="ch6">
              <text:p>Total Makespan</text:p>
            </chart:title>
            <chart:grid chart:style-name="ch7" chart:class="major"/>
          </chart:axis>
          <chart:series chart:style-name="ch8" chart:values-cell-range-address="Sheet1.C3:Sheet1.C14" chart:label-cell-address="Sheet1.C2:Sheet1.C2" chart:class="chart:bar">
            <chart:data-point chart:repeated="12"/>
          </chart:series>
          <chart:series chart:style-name="ch9" chart:values-cell-range-address="Sheet1.D3:Sheet1.D14" chart:label-cell-address="Sheet1.D2:Sheet1.D2" chart:class="chart:bar">
            <chart:data-point chart:repeated="12"/>
          </chart:series>
          <chart:series chart:style-name="ch10" chart:values-cell-range-address="Sheet1.E3:Sheet1.E14" chart:label-cell-address="Sheet1.E2:Sheet1.E2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Sheet1.C2:Sheet1.C2</svg:desc>
                </draw:g>
              </table:table-cell>
              <table:table-cell office:value-type="string">
                <text:p>SD-20</text:p>
                <draw:g>
                  <svg:desc>Sheet1.D2:Sheet1.D2</svg:desc>
                </draw:g>
              </table:table-cell>
              <table:table-cell office:value-type="string">
                <text:p>SD-30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Sheet1.A3:Sheet1.B14</svg:desc>
                </draw:g>
              </table:table-cell>
              <table:table-cell office:value-type="float" office:value="475.59">
                <text:p>475.59</text:p>
                <draw:g>
                  <svg:desc>Sheet1.C3:Sheet1.C14</svg:desc>
                </draw:g>
              </table:table-cell>
              <table:table-cell office:value-type="float" office:value="445.29">
                <text:p>445.29</text:p>
                <draw:g>
                  <svg:desc>Sheet1.D3:Sheet1.D14</svg:desc>
                </draw:g>
              </table:table-cell>
              <table:table-cell office:value-type="float" office:value="441.87">
                <text:p>441.87</text:p>
                <draw:g>
                  <svg:desc>Sheet1.E3:Sheet1.E14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441.87">
                <text:p>441.87</text:p>
              </table:table-cell>
              <table:table-cell office:value-type="float" office:value="433.11">
                <text:p>433.11</text:p>
              </table:table-cell>
              <table:table-cell office:value-type="float" office:value="383.02">
                <text:p>383.02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451.55">
                <text:p>451.55</text:p>
              </table:table-cell>
              <table:table-cell office:value-type="float" office:value="383.43">
                <text:p>383.43</text:p>
              </table:table-cell>
              <table:table-cell office:value-type="float" office:value="382.94">
                <text:p>382.94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60.57">
                <text:p>360.57</text:p>
              </table:table-cell>
              <table:table-cell office:value-type="float" office:value="336.36">
                <text:p>336.36</text:p>
              </table:table-cell>
              <table:table-cell office:value-type="float" office:value="292.86">
                <text:p>292.86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13.29">
                <text:p>313.29</text:p>
              </table:table-cell>
              <table:table-cell office:value-type="float" office:value="272.31">
                <text:p>272.31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H-AACONC ND-1</text:p>
                <text:list>
                  <text:list-item>
                    <text:p>H-AACONC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363.06">
                <text:p>363.06</text:p>
              </table:table-cell>
              <table:table-cell office:value-type="float" office:value="349.48">
                <text:p>349.48</text:p>
              </table:table-cell>
              <table:table-cell office:value-type="float" office:value="307.49">
                <text:p>307.49</text:p>
              </table:table-cell>
            </table:table-row>
            <table:table-row>
              <table:table-cell office:value-type="string">
                <text:p>H-AACONC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22.78">
                <text:p>322.78</text:p>
              </table:table-cell>
              <table:table-cell office:value-type="float" office:value="299.18">
                <text:p>299.18</text:p>
              </table:table-cell>
              <table:table-cell office:value-type="float" office:value="262.37">
                <text:p>262.37</text:p>
              </table:table-cell>
            </table:table-row>
            <table:table-row>
              <table:table-cell office:value-type="string">
                <text:p>H-AACONC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266.44">
                <text:p>266.44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H-AACONC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 style:data-style-name="N0">
      <style:chart-properties chart:display-label="true" chart:logarithmic="false" chart:maximum="4800" chart:origin="0" chart:interval-major="300" chart:interval-minor-divisor="1" chart:gap-width="200" chart:overlap="-2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6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bottom" svg:x="6.629cm" svg:y="8.357cm" style:legend-expansion="custom" svg:width="3.725cm" svg:height="0.519cm" style:legend-expansion-aspect-ratio="7.17726396917148" chart:style-name="ch2"/>
        <chart:plot-area chart:style-name="ch3" table:cell-range-address="Sheet1.A21:Sheet1.E33" chart:data-source-has-labels="both" svg:x="1.263cm" svg:y="0.177cm" svg:width="13.674cm" svg:height="7.833cm">
          <chart:coordinate-region svg:x="2.149cm" svg:y="0.337cm" svg:width="12.788cm" svg:height="6.786cm"/>
          <chart:axis chart:dimension="x" chart:name="primary-x" chart:style-name="ch4" chartooo:axis-type="auto">
            <chartooo:date-scale/>
            <chart:categories table:cell-range-address="Sheet1.A22:Sheet1.B33"/>
          </chart:axis>
          <chart:axis chart:dimension="y" chart:name="primary-y" chart:style-name="ch5">
            <chart:title svg:x="0.451cm" svg:y="5.169cm" chart:style-name="ch6">
              <text:p>Total Makespan</text:p>
            </chart:title>
            <chart:grid chart:style-name="ch7" chart:class="major"/>
          </chart:axis>
          <chart:series chart:style-name="ch8" chart:values-cell-range-address="Sheet1.C22:Sheet1.C33" chart:label-cell-address="Sheet1.C21:Sheet1.C21" chart:class="chart:bar">
            <chart:data-point chart:repeated="12"/>
          </chart:series>
          <chart:series chart:style-name="ch9" chart:values-cell-range-address="Sheet1.D22:Sheet1.D33" chart:label-cell-address="Sheet1.D21:Sheet1.D21" chart:class="chart:bar">
            <chart:data-point chart:repeated="12"/>
          </chart:series>
          <chart:series chart:style-name="ch10" chart:values-cell-range-address="Sheet1.E22:Sheet1.E33" chart:label-cell-address="Sheet1.E21:Sheet1.E2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Sheet1.C21:Sheet1.C21</svg:desc>
                </draw:g>
              </table:table-cell>
              <table:table-cell office:value-type="string">
                <text:p>SD-20</text:p>
                <draw:g>
                  <svg:desc>Sheet1.D21:Sheet1.D21</svg:desc>
                </draw:g>
              </table:table-cell>
              <table:table-cell office:value-type="string">
                <text:p>SD-30</text:p>
                <draw:g>
                  <svg:desc>Sheet1.E21:Sheet1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Sheet1.A22:Sheet1.B33</svg:desc>
                </draw:g>
              </table:table-cell>
              <table:table-cell office:value-type="float" office:value="4104.64">
                <text:p>4104.64</text:p>
                <draw:g>
                  <svg:desc>Sheet1.C22:Sheet1.C33</svg:desc>
                </draw:g>
              </table:table-cell>
              <table:table-cell office:value-type="float" office:value="4014.95">
                <text:p>4014.95</text:p>
                <draw:g>
                  <svg:desc>Sheet1.D22:Sheet1.D33</svg:desc>
                </draw:g>
              </table:table-cell>
              <table:table-cell office:value-type="float" office:value="3938.49">
                <text:p>3938.49</text:p>
                <draw:g>
                  <svg:desc>Sheet1.E22:Sheet1.E33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896.36">
                <text:p>3896.36</text:p>
              </table:table-cell>
              <table:table-cell office:value-type="float" office:value="3775">
                <text:p>3775</text:p>
              </table:table-cell>
              <table:table-cell office:value-type="float" office:value="3599.33">
                <text:p>3599.33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601">
                <text:p>3601</text:p>
              </table:table-cell>
              <table:table-cell office:value-type="float" office:value="3405.92">
                <text:p>3405.92</text:p>
              </table:table-cell>
              <table:table-cell office:value-type="float" office:value="3124.52">
                <text:p>3124.52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3180.37">
                <text:p>3180.37</text:p>
              </table:table-cell>
              <table:table-cell office:value-type="float" office:value="2968.04">
                <text:p>2968.04</text:p>
              </table:table-cell>
              <table:table-cell office:value-type="float" office:value="2616.25">
                <text:p>2616.25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3790.86">
                <text:p>3790.86</text:p>
              </table:table-cell>
              <table:table-cell office:value-type="float" office:value="3689.91">
                <text:p>3689.91</text:p>
              </table:table-cell>
              <table:table-cell office:value-type="float" office:value="3495.74">
                <text:p>3495.74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599.32">
                <text:p>3599.32</text:p>
              </table:table-cell>
              <table:table-cell office:value-type="float" office:value="3525.09">
                <text:p>3525.09</text:p>
              </table:table-cell>
              <table:table-cell office:value-type="float" office:value="3293.85">
                <text:p>3293.85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344.55">
                <text:p>3344.55</text:p>
              </table:table-cell>
              <table:table-cell office:value-type="float" office:value="3145.75">
                <text:p>3145.75</text:p>
              </table:table-cell>
              <table:table-cell office:value-type="float" office:value="2806.43">
                <text:p>2806.43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2880.39">
                <text:p>2880.39</text:p>
              </table:table-cell>
              <table:table-cell office:value-type="float" office:value="2569.1">
                <text:p>2569.1</text:p>
              </table:table-cell>
              <table:table-cell office:value-type="float" office:value="2289.89">
                <text:p>2289.89</text:p>
              </table:table-cell>
            </table:table-row>
            <table:table-row>
              <table:table-cell office:value-type="string">
                <text:p>H-AACONC ND-1</text:p>
                <text:list>
                  <text:list-item>
                    <text:p>H-AACONC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4739.774">
                <text:p>4739.774</text:p>
              </table:table-cell>
              <table:table-cell office:value-type="float" office:value="4671.91">
                <text:p>4671.91</text:p>
              </table:table-cell>
              <table:table-cell office:value-type="float" office:value="4554.14">
                <text:p>4554.14</text:p>
              </table:table-cell>
            </table:table-row>
            <table:table-row>
              <table:table-cell office:value-type="string">
                <text:p>H-AACONC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4635.71">
                <text:p>4635.71</text:p>
              </table:table-cell>
              <table:table-cell office:value-type="float" office:value="4277.32">
                <text:p>4277.32</text:p>
              </table:table-cell>
              <table:table-cell office:value-type="float" office:value="4208.79">
                <text:p>4208.79</text:p>
              </table:table-cell>
            </table:table-row>
            <table:table-row>
              <table:table-cell office:value-type="string">
                <text:p>H-AACONC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4208.11">
                <text:p>4208.11</text:p>
              </table:table-cell>
              <table:table-cell office:value-type="float" office:value="4052.81">
                <text:p>4052.81</text:p>
              </table:table-cell>
              <table:table-cell office:value-type="float" office:value="3618.09">
                <text:p>3618.09</text:p>
              </table:table-cell>
            </table:table-row>
            <table:table-row>
              <table:table-cell office:value-type="string">
                <text:p>H-AACONC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3703.76">
                <text:p>3703.76</text:p>
              </table:table-cell>
              <table:table-cell office:value-type="float" office:value="3456.32">
                <text:p>3456.32</text:p>
              </table:table-cell>
              <table:table-cell office:value-type="float" office:value="3040.12">
                <text:p>3040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 style:data-style-name="N0">
      <style:chart-properties chart:display-label="true" chart:logarithmic="false" chart:maximum="1600" chart:origin="0" chart:interval-major="100" chart:gap-width="200" chart:overlap="-2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6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bottom" svg:x="6.629cm" svg:y="8.357cm" style:legend-expansion="custom" svg:width="3.725cm" svg:height="0.519cm" style:legend-expansion-aspect-ratio="7.17726396917148" chart:style-name="ch2"/>
        <chart:plot-area chart:style-name="ch3" table:cell-range-address="Sheet1.A38:Sheet1.E50" chart:data-source-has-labels="both" svg:x="1.263cm" svg:y="0.177cm" svg:width="13.674cm" svg:height="7.833cm">
          <chart:coordinate-region svg:x="2.149cm" svg:y="0.337cm" svg:width="12.788cm" svg:height="6.786cm"/>
          <chart:axis chart:dimension="x" chart:name="primary-x" chart:style-name="ch4" chartooo:axis-type="auto">
            <chartooo:date-scale/>
            <chart:categories table:cell-range-address="Sheet1.A39:Sheet1.B50"/>
          </chart:axis>
          <chart:axis chart:dimension="y" chart:name="primary-y" chart:style-name="ch5">
            <chart:title svg:x="0.451cm" svg:y="5.169cm" chart:style-name="ch6">
              <text:p>Total Makespan</text:p>
            </chart:title>
            <chart:grid chart:style-name="ch7" chart:class="major"/>
          </chart:axis>
          <chart:series chart:style-name="ch8" chart:values-cell-range-address="Sheet1.C39:Sheet1.C50" chart:label-cell-address="Sheet1.C38:Sheet1.C38" chart:class="chart:bar">
            <chart:data-point chart:repeated="12"/>
          </chart:series>
          <chart:series chart:style-name="ch9" chart:values-cell-range-address="Sheet1.D39:Sheet1.D50" chart:label-cell-address="Sheet1.D38:Sheet1.D38" chart:class="chart:bar">
            <chart:data-point chart:repeated="12"/>
          </chart:series>
          <chart:series chart:style-name="ch10" chart:values-cell-range-address="Sheet1.E39:Sheet1.E50" chart:label-cell-address="Sheet1.E38:Sheet1.E38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Sheet1.C38:Sheet1.C38</svg:desc>
                </draw:g>
              </table:table-cell>
              <table:table-cell office:value-type="string">
                <text:p>SD-20</text:p>
                <draw:g>
                  <svg:desc>Sheet1.D38:Sheet1.D38</svg:desc>
                </draw:g>
              </table:table-cell>
              <table:table-cell office:value-type="string">
                <text:p>SD-30</text:p>
                <draw:g>
                  <svg:desc>Sheet1.E38:Sheet1.E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Sheet1.A39:Sheet1.B50</svg:desc>
                </draw:g>
              </table:table-cell>
              <table:table-cell office:value-type="float" office:value="1552.88">
                <text:p>1552.88</text:p>
                <draw:g>
                  <svg:desc>Sheet1.C39:Sheet1.C50</svg:desc>
                </draw:g>
              </table:table-cell>
              <table:table-cell office:value-type="float" office:value="1547.1">
                <text:p>1547.1</text:p>
                <draw:g>
                  <svg:desc>Sheet1.D39:Sheet1.D50</svg:desc>
                </draw:g>
              </table:table-cell>
              <table:table-cell office:value-type="float" office:value="1481.9">
                <text:p>1481.9</text:p>
                <draw:g>
                  <svg:desc>Sheet1.E39:Sheet1.E50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1506.25">
                <text:p>1506.25</text:p>
              </table:table-cell>
              <table:table-cell office:value-type="float" office:value="1352">
                <text:p>1352</text:p>
              </table:table-cell>
              <table:table-cell office:value-type="float" office:value="1245.75">
                <text:p>1245.75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264.47">
                <text:p>1264.47</text:p>
              </table:table-cell>
              <table:table-cell office:value-type="float" office:value="1234.88">
                <text:p>1234.88</text:p>
              </table:table-cell>
              <table:table-cell office:value-type="float" office:value="1162.29">
                <text:p>1162.29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1203.08">
                <text:p>1203.08</text:p>
              </table:table-cell>
              <table:table-cell office:value-type="float" office:value="1162.29">
                <text:p>1162.29</text:p>
              </table:table-cell>
              <table:table-cell office:value-type="float" office:value="941.12">
                <text:p>941.12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1432.9">
                <text:p>1432.9</text:p>
              </table:table-cell>
              <table:table-cell office:value-type="float" office:value="1344.11">
                <text:p>1344.11</text:p>
              </table:table-cell>
              <table:table-cell office:value-type="float" office:value="1256.06">
                <text:p>1256.06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1263.2">
                <text:p>1263.2</text:p>
              </table:table-cell>
              <table:table-cell office:value-type="float" office:value="1234.88">
                <text:p>1234.88</text:p>
              </table:table-cell>
              <table:table-cell office:value-type="float" office:value="1118.66">
                <text:p>1118.66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104.88">
                <text:p>1104.88</text:p>
              </table:table-cell>
              <table:table-cell office:value-type="float" office:value="1053.16">
                <text:p>1053.16</text:p>
              </table:table-cell>
              <table:table-cell office:value-type="float" office:value="906.82">
                <text:p>906.82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897.29">
                <text:p>897.29</text:p>
              </table:table-cell>
              <table:table-cell office:value-type="float" office:value="876.42">
                <text:p>876.42</text:p>
              </table:table-cell>
              <table:table-cell office:value-type="float" office:value="711.63">
                <text:p>711.63</text:p>
              </table:table-cell>
            </table:table-row>
            <table:table-row>
              <table:table-cell office:value-type="string">
                <text:p>H-AACONC ND-1</text:p>
                <text:list>
                  <text:list-item>
                    <text:p>H-AACONC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1239.4">
                <text:p>1239.4</text:p>
              </table:table-cell>
              <table:table-cell office:value-type="float" office:value="1205.39">
                <text:p>1205.39</text:p>
              </table:table-cell>
              <table:table-cell office:value-type="float" office:value="1142.99">
                <text:p>1142.99</text:p>
              </table:table-cell>
            </table:table-row>
            <table:table-row>
              <table:table-cell office:value-type="string">
                <text:p>H-AACONC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1120.76">
                <text:p>1120.76</text:p>
              </table:table-cell>
              <table:table-cell office:value-type="float" office:value="1036.85">
                <text:p>1036.85</text:p>
              </table:table-cell>
              <table:table-cell office:value-type="float" office:value="984.84">
                <text:p>984.84</text:p>
              </table:table-cell>
            </table:table-row>
            <table:table-row>
              <table:table-cell office:value-type="string">
                <text:p>H-AACONC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969.38">
                <text:p>969.38</text:p>
              </table:table-cell>
              <table:table-cell office:value-type="float" office:value="923.29">
                <text:p>923.29</text:p>
              </table:table-cell>
              <table:table-cell office:value-type="float" office:value="799.27">
                <text:p>799.27</text:p>
              </table:table-cell>
            </table:table-row>
            <table:table-row>
              <table:table-cell office:value-type="string">
                <text:p>H-AACONC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812.15">
                <text:p>812.15</text:p>
              </table:table-cell>
              <table:table-cell office:value-type="float" office:value="755.75">
                <text:p>755.75</text:p>
              </table:table-cell>
              <table:table-cell office:value-type="float" office:value="625.76">
                <text:p>625.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